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Experiment results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.59s, 0.02 req/s, 20.05MB/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5.47s, 0.02 req/s, 20.98MB/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5.67s, 0.02 req/s, 20.89MB/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5.21s, 0.02 req/s, 21.10MB/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5.23s, 0.02 req/s, 21.09MB/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4.85s, 0.02 req/s, 21.27MB/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.65s, 0.02 req/s, 20.02MB/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5.29s, 0.02 req/s, 21.06MB/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6.86s, 0.02 req/s, 20.36MB/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6.92s, 0.02 req/s, 20.33MB/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4:19:58.895146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06T14:20:40.127100270</dc:date>
    <meta:editing-duration>PT11M40S</meta:editing-duration>
    <meta:editing-cycles>5</meta:editing-cycles>
    <meta:generator>LibreOffice/6.4.6.2$Linux_X86_64 LibreOffice_project/40$Build-2</meta:generator>
    <meta:document-statistic meta:table-count="1" meta:cell-count="23" meta:object-count="0"/>
  </office:meta>
</office:document-meta>
</file>